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229.46pt" svg:y="61.74pt">
            <loext:p draw:notify-on-update-of-ranges="Sheet1.A1:Sheet1.A100 Sheet1.B1:Sheet1.B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151" calcext:value-type="float">
            <text:p>53.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.1742" calcext:value-type="float">
            <text:p>49.17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5361" calcext:value-type="float">
            <text:p>50.53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.6011" calcext:value-type="float">
            <text:p>52.6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.1576" calcext:value-type="float">
            <text:p>51.1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.8294" calcext:value-type="float">
            <text:p>54.82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.3319" calcext:value-type="float">
            <text:p>55.3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.8408" calcext:value-type="float">
            <text:p>55.8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.76" calcext:value-type="float">
            <text:p>65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.9209" calcext:value-type="float">
            <text:p>77.92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.5014" calcext:value-type="float">
            <text:p>82.50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.899" calcext:value-type="float">
            <text:p>86.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5973" calcext:value-type="float">
            <text:p>84.5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.4195" calcext:value-type="float">
            <text:p>92.41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.3227" calcext:value-type="float">
            <text:p>89.32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.9614" calcext:value-type="float">
            <text:p>90.9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.2623" calcext:value-type="float">
            <text:p>93.262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0.834" calcext:value-type="float">
            <text:p>90.8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.0213" calcext:value-type="float">
            <text:p>91.02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.9343" calcext:value-type="float">
            <text:p>90.93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.5446" calcext:value-type="float">
            <text:p>92.54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.5758" calcext:value-type="float">
            <text:p>92.57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.8283" calcext:value-type="float">
            <text:p>91.82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8807" calcext:value-type="float">
            <text:p>91.88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.6339" calcext:value-type="float">
            <text:p>94.63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.6175" calcext:value-type="float">
            <text:p>92.61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.204" calcext:value-type="float">
            <text:p>93.2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.9709" calcext:value-type="float">
            <text:p>93.97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.642" calcext:value-type="float">
            <text:p>94.6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.3159" calcext:value-type="float">
            <text:p>93.31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.1652" calcext:value-type="float">
            <text:p>95.16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.4636" calcext:value-type="float">
            <text:p>92.46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.679" calcext:value-type="float">
            <text:p>153.6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.9707" calcext:value-type="float">
            <text:p>96.97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2.405" calcext:value-type="float">
            <text:p>102.4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5.771" calcext:value-type="float">
            <text:p>105.7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7.858" calcext:value-type="float">
            <text:p>207.8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4.571" calcext:value-type="float">
            <text:p>114.5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5.143" calcext:value-type="float">
            <text:p>215.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.882" calcext:value-type="float">
            <text:p>112.8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6.155" calcext:value-type="float">
            <text:p>116.1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4.071" calcext:value-type="float">
            <text:p>224.0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0.511" calcext:value-type="float">
            <text:p>210.5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.659" calcext:value-type="float">
            <text:p>120.6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8.995" calcext:value-type="float">
            <text:p>308.9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1.266" calcext:value-type="float">
            <text:p>281.2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5.192" calcext:value-type="float">
            <text:p>115.1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4.765" calcext:value-type="float">
            <text:p>214.7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.23" calcext:value-type="float">
            <text:p>250.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3.431" calcext:value-type="float">
            <text:p>193.4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2.975" calcext:value-type="float">
            <text:p>322.9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8.989" calcext:value-type="float">
            <text:p>318.9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38.207" calcext:value-type="float">
            <text:p>338.2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3.033" calcext:value-type="float">
            <text:p>373.0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1.277" calcext:value-type="float">
            <text:p>341.2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8.768" calcext:value-type="float">
            <text:p>378.7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3.129" calcext:value-type="float">
            <text:p>313.1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6.155" calcext:value-type="float">
            <text:p>376.1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2.602" calcext:value-type="float">
            <text:p>442.6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0.702" calcext:value-type="float">
            <text:p>400.7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.387" calcext:value-type="float">
            <text:p>409.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3.238" calcext:value-type="float">
            <text:p>423.2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2.715" calcext:value-type="float">
            <text:p>432.7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6.316" calcext:value-type="float">
            <text:p>416.3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6.141" calcext:value-type="float">
            <text:p>466.1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5.697" calcext:value-type="float">
            <text:p>465.6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2.241" calcext:value-type="float">
            <text:p>352.2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4.57" calcext:value-type="float">
            <text:p>484.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4.335" calcext:value-type="float">
            <text:p>494.3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3.66" calcext:value-type="float">
            <text:p>583.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8.074" calcext:value-type="float">
            <text:p>608.0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.749" calcext:value-type="float">
            <text:p>500.7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4.402" calcext:value-type="float">
            <text:p>494.4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7.76" calcext:value-type="float">
            <text:p>507.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9.535" calcext:value-type="float">
            <text:p>519.5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.444" calcext:value-type="float">
            <text:p>500.4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1.56" calcext:value-type="float">
            <text:p>451.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7.556" calcext:value-type="float">
            <text:p>517.5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2.495" calcext:value-type="float">
            <text:p>522.4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7.243" calcext:value-type="float">
            <text:p>527.2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0.861" calcext:value-type="float">
            <text:p>520.8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4.21" calcext:value-type="float">
            <text:p>534.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8.986" calcext:value-type="float">
            <text:p>538.9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4.006" calcext:value-type="float">
            <text:p>534.0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33.82" calcext:value-type="float">
            <text:p>533.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6.369" calcext:value-type="float">
            <text:p>536.3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35.251" calcext:value-type="float">
            <text:p>535.2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5.259" calcext:value-type="float">
            <text:p>515.2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3.459" calcext:value-type="float">
            <text:p>553.4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0.623" calcext:value-type="float">
            <text:p>550.6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59.344" calcext:value-type="float">
            <text:p>559.3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3.482" calcext:value-type="float">
            <text:p>443.4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5.938" calcext:value-type="float">
            <text:p>555.9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7.438" calcext:value-type="float">
            <text:p>527.4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8.338" calcext:value-type="float">
            <text:p>538.3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4.235" calcext:value-type="float">
            <text:p>534.2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3.387" calcext:value-type="float">
            <text:p>533.3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5.968" calcext:value-type="float">
            <text:p>395.9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0.423" calcext:value-type="float">
            <text:p>390.4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2.644" calcext:value-type="float">
            <text:p>392.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59:34.378416714</meta:creation-date>
    <dc:date>2016-09-21T11:10:40.352012809</dc:date>
    <meta:editing-duration>PT55S</meta:editing-duration>
    <meta:editing-cycles>1</meta:editing-cycles>
    <meta:document-statistic meta:table-count="1" meta:cell-count="200" meta:object-count="1"/>
    <meta:generator>LibreOffice/5.1.5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1:Sheet1.B100" svg:x="0.319cm" svg:y="0.18cm" svg:width="12.508cm" svg:height="8.645cm">
          <chartooo:coordinate-region svg:x="1.126cm" svg:y="0.379cm" svg:width="11.42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" chart:class="chart:scatter">
            <chart:domain table:cell-range-address="Sheet1.A1:Sheet1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0</svg:desc>
                </draw:g>
              </table:table-cell>
              <table:table-cell office:value-type="float" office:value="53.151">
                <text:p>53.151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.1742">
                <text:p>49.1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0.5361">
                <text:p>50.5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.6011">
                <text:p>52.6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.1576">
                <text:p>51.1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8294">
                <text:p>54.8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5.3319">
                <text:p>55.3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5.8408">
                <text:p>55.8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5.76">
                <text:p>65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7.9209">
                <text:p>77.9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2.5014">
                <text:p>82.5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6.899">
                <text:p>86.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4.5973">
                <text:p>84.5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2.4195">
                <text:p>92.4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9.3227">
                <text:p>89.3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0.9614">
                <text:p>90.96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3.2623">
                <text:p>93.2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0.834">
                <text:p>90.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1.0213">
                <text:p>91.0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0.9343">
                <text:p>90.9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2.5446">
                <text:p>92.5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2.5758">
                <text:p>92.5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1.8283">
                <text:p>91.8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1.8807">
                <text:p>91.8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4.6339">
                <text:p>94.6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2.6175">
                <text:p>92.6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3.204">
                <text:p>93.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3.9709">
                <text:p>93.97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4.642">
                <text:p>94.6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3.3159">
                <text:p>93.3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5.1652">
                <text:p>95.1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2.4636">
                <text:p>92.46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3.679">
                <text:p>153.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6.9707">
                <text:p>96.9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2.405">
                <text:p>102.4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5.771">
                <text:p>105.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7.858">
                <text:p>207.8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4.571">
                <text:p>114.5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5.143">
                <text:p>215.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2.882">
                <text:p>112.8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6.155">
                <text:p>116.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24.071">
                <text:p>224.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0.511">
                <text:p>210.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0.659">
                <text:p>120.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8.995">
                <text:p>308.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81.266">
                <text:p>281.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5.192">
                <text:p>115.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4.765">
                <text:p>214.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50.23">
                <text:p>250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3.431">
                <text:p>193.4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22.975">
                <text:p>322.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18.989">
                <text:p>318.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38.207">
                <text:p>338.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73.033">
                <text:p>373.0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41.277">
                <text:p>341.2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78.768">
                <text:p>378.7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13.129">
                <text:p>313.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76.155">
                <text:p>376.1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42.602">
                <text:p>442.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00.702">
                <text:p>400.7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09.387">
                <text:p>409.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23.238">
                <text:p>423.2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32.715">
                <text:p>432.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16.316">
                <text:p>416.3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66.141">
                <text:p>466.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65.697">
                <text:p>465.6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52.241">
                <text:p>352.2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84.57">
                <text:p>484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94.335">
                <text:p>494.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3.66">
                <text:p>583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08.074">
                <text:p>608.0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00.749">
                <text:p>500.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94.402">
                <text:p>494.4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07.76">
                <text:p>507.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19.535">
                <text:p>519.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00.444">
                <text:p>500.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51.56">
                <text:p>451.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17.556">
                <text:p>517.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22.495">
                <text:p>522.4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7.243">
                <text:p>527.2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20.861">
                <text:p>520.8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34.21">
                <text:p>534.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38.986">
                <text:p>538.9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34.006">
                <text:p>534.0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33.82">
                <text:p>533.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36.369">
                <text:p>536.3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35.251">
                <text:p>535.2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15.259">
                <text:p>515.2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53.459">
                <text:p>553.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50.623">
                <text:p>550.6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59.344">
                <text:p>559.3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43.482">
                <text:p>443.4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55.938">
                <text:p>555.9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27.438">
                <text:p>527.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38.338">
                <text:p>538.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34.235">
                <text:p>534.2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33.387">
                <text:p>533.3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95.968">
                <text:p>395.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90.423">
                <text:p>390.4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92.644">
                <text:p>392.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